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oppins" svg:font-family="Poppins" style:font-adornments="Bold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0.572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3.166cm"/>
    </style:style>
    <style:style style:name="co12" style:family="table-column">
      <style:table-column-properties fo:break-before="auto" style:column-width="0.598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0.679cm"/>
    </style:style>
    <style:style style:name="co16" style:family="table-column">
      <style:table-column-properties fo:break-before="auto" style:column-width="2.813cm"/>
    </style:style>
    <style:style style:name="co17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069a2e"/>
    </style:style>
    <style:style style:name="ta2" style:family="table" style:master-page-name="Default">
      <style:table-properties table:display="true" style:writing-mode="lr-tb" table:tab-color="#00008b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 table:tab-color="#0288d1"/>
    </style:style>
    <style:style style:name="ta5" style:family="table" style:master-page-name="Default">
      <style:table-properties table:display="true" style:writing-mode="lr-tb" table:tab-color="#263238"/>
    </style:style>
    <style:style style:name="ta6" style:family="table" style:master-page-name="Default">
      <style:table-properties table:display="true" style:writing-mode="lr-tb" table:tab-color="#f9a825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ext-properties style:font-name="Poppins" fo:font-size="9pt" style:font-size-asian="9pt" style:font-size-complex="9pt"/>
    </style:style>
    <style:style style:name="ce7" style:family="table-cell" style:parent-style-name="Accent_20_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Poppins" fo:font-size="9pt" fo:font-weight="bold" style:font-size-asian="9pt" style:font-weight-asian="bold" style:font-size-complex="9pt" style:font-weight-complex="bold"/>
    </style:style>
    <style:style style:name="ce17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style:font-size-asian="9pt" style:font-size-complex="9pt"/>
    </style:style>
    <style:style style:name="ce6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style:font-size-asian="9pt" style:font-size-complex="9pt"/>
    </style:style>
    <style:style style:name="ce20" style:family="table-cell" style:parent-style-name="Accent_20_1">
      <style:table-cell-properties fo:border="0.74pt solid #000000"/>
      <style:text-properties style:font-name="Poppins" fo:font-size="9pt" style:font-size-asian="9pt" style:font-size-complex="9pt"/>
    </style:style>
    <style:style style:name="ce9" style:family="table-cell" style:parent-style-name="Accent_20_1">
      <style:table-cell-properties fo:border="0.74pt solid #000000"/>
      <style:text-properties style:font-name="Poppins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="0.74pt solid #000000"/>
      <style:text-properties style:font-name="Poppins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104">
      <style:table-cell-properties fo:border="0.74pt solid #000000"/>
      <style:text-properties style:font-name="Poppins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style:font-size-asian="9pt" style:font-size-complex="9pt"/>
    </style:style>
    <style:style style:name="ce25" style:family="table-cell" style:parent-style-name="Default">
      <style:text-properties style:font-name="Poppins" fo:font-size="9pt" fo:font-weight="bold" style:font-size-asian="9pt" style:font-weight-asian="bold" style:font-size-complex="9pt" style:font-weight-complex="bold"/>
    </style:style>
    <style:style style:name="ce26" style:family="table-cell" style:parent-style-name="Accent_20_1">
      <style:text-properties style:font-name="Poppins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104">
      <style:table-cell-properties fo:border="0.74pt solid #000000"/>
      <style:text-properties style:font-name="Poppins" fo:font-size="9pt" style:font-size-asian="9pt" style:font-size-complex="9pt"/>
    </style:style>
    <style:style style:name="ce14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 style:data-style-name="N104">
      <style:table-cell-properties fo:border="0.74pt solid #000000"/>
    </style:style>
    <style:style style:name="ce16" style:family="table-cell" style:parent-style-name="Accent_20_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1º Semana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637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2/01/2023 – Chaveiro Água Verde</text:p>
          </table:table-cell>
          <table:covered-table-cell table:number-columns-repeated="5" table:style-name="ce9"/>
          <table:covered-table-cell table:style-name="ce26"/>
          <table:table-cell/>
          <table:table-cell table:style-name="ce6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6"/>
          <table:table-cell table:number-columns-repeated="16372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/>
          <table:table-cell table:style-name="ce6" office:value-type="string" calcext:value-type="string">
            <text:p>VALOR BRUTO</text:p>
          </table:table-cell>
          <table:table-cell table:style-name="ce6" office:value-type="string" calcext:value-type="string">
            <text:p>VALOR DESPESAS</text:p>
          </table:table-cell>
          <table:table-cell table:style-name="ce6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Sop 1115 / Fz 855</text:p>
          </table:table-cell>
          <table:table-cell table:style-name="ce24" office:value-type="string" calcext:value-type="string">
            <text:p>Cópias YALES/Din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4]-[.C4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/>
          <table:table-cell table:style-name="ce27" table:formula="of:=SUM([.C38]+[.C79]+[.C120]+[.C161]+[.C202]+[.C243])" office:value-type="currency" office:currency="BRL" office:value="3260" calcext:value-type="currency">
            <text:p>R$ 3.260,00</text:p>
          </table:table-cell>
          <table:table-cell table:style-name="ce27" table:formula="of:=SUM([.C39]+[.C80]+[.C121]+[.C162]+[.C203]+[.C244])" office:value-type="currency" office:currency="BRL" office:value="286.5" calcext:value-type="currency">
            <text:p>R$ 286,50</text:p>
          </table:table-cell>
          <table:table-cell table:style-name="ce27" table:formula="of:=SUM([.C40]+[.C81]+[.C122]+[.C163]+[.C204]+[.C245])" office:value-type="currency" office:currency="BRL" office:value="2973.5" calcext:value-type="currency">
            <text:p>R$ 2.973,50</text:p>
          </table:table-cell>
          <table:table-cell table:number-columns-repeated="16372"/>
        </table:table-row>
        <table:table-row table:style-name="ro1">
          <table:table-cell/>
          <table:table-cell table:style-name="ce18" office:value-type="currency" office:currency="BRL" office:value="25" calcext:value-type="currency">
            <text:p>R$ 25,00</text:p>
          </table:table-cell>
          <table:table-cell table:style-name="ce18" office:value-type="currency" office:currency="BRL" office:value="6" calcext:value-type="currency">
            <text:p>R$ 6,00</text:p>
          </table:table-cell>
          <table:table-cell table:style-name="ce24" office:value-type="string" calcext:value-type="string">
            <text:p>Tag</text:p>
          </table:table-cell>
          <table:table-cell table:style-name="ce24" office:value-type="string" calcext:value-type="string">
            <text:p>Cópia TAG simples/Pix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5]-[.C5])" office:value-type="currency" office:currency="BRL" office:value="19" calcext:value-type="currency">
            <text:p>R$ 19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50" calcext:value-type="currency">
            <text:p>R$ 15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Honda Fit</text:p>
          </table:table-cell>
          <table:table-cell table:style-name="ce24" office:value-type="string" calcext:value-type="string">
            <text:p>Abertura automotiva/Pix</text:p>
          </table:table-cell>
          <table:table-cell table:style-name="ce24" office:value-type="string" calcext:value-type="string">
            <text:p>-</text:p>
          </table:table-cell>
          <table:table-cell table:style-name="ce18" table:formula="of:=SUM([.B6]-[.C6])" office:value-type="currency" office:currency="BRL" office:value="150" calcext:value-type="currency">
            <text:p>R$ 150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30" calcext:value-type="currency">
            <text:p>R$ 130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3F</text:p>
          </table:table-cell>
          <table:table-cell table:style-name="ce24" office:value-type="string" calcext:value-type="string">
            <text:p>Troca miolo PV/Din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7]-[.C7])" office:value-type="currency" office:currency="BRL" office:value="126.8" calcext:value-type="currency">
            <text:p>R$ 126,8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00" calcext:value-type="currency">
            <text:p>R$ 10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Pado</text:p>
          </table:table-cell>
          <table:table-cell table:style-name="ce24" office:value-type="string" calcext:value-type="string">
            <text:p>Abertura residencial/Din</text:p>
          </table:table-cell>
          <table:table-cell table:style-name="ce24" office:value-type="string" calcext:value-type="string">
            <text:p>-</text:p>
          </table:table-cell>
          <table:table-cell table:style-name="ce18" table:formula="of:=SUM([.B8]-[.C8])" office:value-type="currency" office:currency="BRL" office:value="100" calcext:value-type="currency">
            <text:p>R$ 100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80" calcext:value-type="currency">
            <text:p>R$ 8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HELA</text:p>
          </table:table-cell>
          <table:table-cell table:style-name="ce24" office:value-type="string" calcext:value-type="string">
            <text:p>Abertura residencial/Din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9]-[.C9])" office:value-type="currency" office:currency="BRL" office:value="80" calcext:value-type="currency">
            <text:p>R$ 80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-1" calcext:value-type="currency">
            <text:p>-R$ 1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5]-[.C55])" office:value-type="currency" office:currency="BRL" office:value="1503" calcext:value-type="currency">
            <text:p>R$ 1.503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string" calcext:value-type="string">
            <text:p>'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]-[.C11])" office:value-type="string" office:string-value="" calcext:value-type="error">
            <text:p>#VALOR!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]-[.C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]-[.C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]-[.C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]-[.C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]-[.C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]-[.C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]-[.C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]-[.C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]-[.C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]-[.C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]-[.C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]-[.C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]-[.C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5]-[.C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6]-[.C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7]-[.C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8]-[.C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9]-[.C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0]-[.C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1]-[.C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2]-[.C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3]-[.C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4]-[.C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5]-[.C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:.B35])" office:value-type="currency" office:currency="BRL" office:value="508" calcext:value-type="currency">
            <text:p>R$ 508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:.C35])" office:value-type="currency" office:currency="BRL" office:value="11.4" calcext:value-type="currency">
            <text:p>R$ 11,4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38]-[.C39])" office:value-type="currency" office:currency="BRL" office:value="496.6" calcext:value-type="currency">
            <text:p>R$ 496,6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3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36" calcext:value-type="currency">
            <text:p>R$ 36,00</text:p>
          </table:table-cell>
          <table:table-cell table:style-name="ce18" office:value-type="currency" office:currency="BRL" office:value="4.8" calcext:value-type="currency">
            <text:p>R$ 4,80</text:p>
          </table:table-cell>
          <table:table-cell table:style-name="ce24" office:value-type="string" calcext:value-type="string">
            <text:p>HELA/PD 682;693</text:p>
          </table:table-cell>
          <table:table-cell table:style-name="ce24" office:value-type="string" calcext:value-type="string">
            <text:p>Cópia simples/Din</text:p>
          </table:table-cell>
          <table:table-cell table:style-name="ce24" office:value-type="float" office:value="3" calcext:value-type="float">
            <text:p>3</text:p>
          </table:table-cell>
          <table:table-cell table:style-name="ce18" table:formula="of:=SUM([.B45]-[.C45])" office:value-type="currency" office:currency="BRL" office:value="31.2" calcext:value-type="currency">
            <text:p>R$ 31,2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45" calcext:value-type="currency">
            <text:p>R$ 45,00</text:p>
          </table:table-cell>
          <table:table-cell table:style-name="ce18" office:value-type="currency" office:currency="BRL" office:value="5" calcext:value-type="currency">
            <text:p>R$ 5,00</text:p>
          </table:table-cell>
          <table:table-cell table:style-name="ce24" office:value-type="string" calcext:value-type="string">
            <text:p>GM </text:p>
          </table:table-cell>
          <table:table-cell table:style-name="ce24" office:value-type="string" calcext:value-type="string">
            <text:p>Troca de carcaça (não quis recibo)/Deb</text:p>
          </table:table-cell>
          <table:table-cell table:style-name="ce24" office:value-type="string" calcext:value-type="string">
            <text:p>-</text:p>
          </table:table-cell>
          <table:table-cell table:style-name="ce18" table:formula="of:=SUM([.B46]-[.C46])" office:value-type="currency" office:currency="BRL" office:value="40" calcext:value-type="currency">
            <text:p>R$ 40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48" calcext:value-type="currency">
            <text:p>R$ 48,00</text:p>
          </table:table-cell>
          <table:table-cell table:style-name="ce18" office:value-type="currency" office:currency="BRL" office:value="6.4" calcext:value-type="currency">
            <text:p>R$ 6,40</text:p>
          </table:table-cell>
          <table:table-cell table:style-name="ce24" office:value-type="string" calcext:value-type="string">
            <text:p>ST 543;795</text:p>
          </table:table-cell>
          <table:table-cell table:style-name="ce24" office:value-type="string" calcext:value-type="string">
            <text:p>Cópia simples/Deb</text:p>
          </table:table-cell>
          <table:table-cell table:style-name="ce24" office:value-type="float" office:value="4" calcext:value-type="float">
            <text:p>4</text:p>
          </table:table-cell>
          <table:table-cell table:style-name="ce18" table:formula="of:=SUM([.B47]-[.C47])" office:value-type="currency" office:currency="BRL" office:value="41.6" calcext:value-type="currency">
            <text:p>R$ 41,6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54" calcext:value-type="currency">
            <text:p>R$ 54,00</text:p>
          </table:table-cell>
          <table:table-cell table:style-name="ce18" office:value-type="currency" office:currency="BRL" office:value="18.2" calcext:value-type="currency">
            <text:p>R$ 18,20</text:p>
          </table:table-cell>
          <table:table-cell table:style-name="ce24" office:value-type="string" calcext:value-type="string">
            <text:p>IMAB 721/INTELBRAS</text:p>
          </table:table-cell>
          <table:table-cell table:style-name="ce24" office:value-type="string" calcext:value-type="string">
            <text:p>Cópia simples;tag/Deb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48]-[.C48])" office:value-type="currency" office:currency="BRL" office:value="35.8" calcext:value-type="currency">
            <text:p>R$ 35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ALI 72</text:p>
          </table:table-cell>
          <table:table-cell table:style-name="ce24" office:value-type="string" calcext:value-type="string">
            <text:p>Cópia simples/Din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49]-[.C49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34" calcext:value-type="currency">
            <text:p>R$ 3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AR 832</text:p>
          </table:table-cell>
          <table:table-cell table:style-name="ce24" office:value-type="string" calcext:value-type="string">
            <text:p>Retirada de cópia;cópia/Pix</text:p>
          </table:table-cell>
          <table:table-cell table:style-name="ce24" office:value-type="string" calcext:value-type="string">
            <text:p>-</text:p>
          </table:table-cell>
          <table:table-cell table:style-name="ce18" table:formula="of:=SUM([.B50]-[.C50])" office:value-type="currency" office:currency="BRL" office:value="30.8" calcext:value-type="currency">
            <text:p>R$ 3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49" calcext:value-type="currency">
            <text:p>R$ 49,00</text:p>
          </table:table-cell>
          <table:table-cell table:style-name="ce18" office:value-type="currency" office:currency="BRL" office:value="9.2" calcext:value-type="currency">
            <text:p>R$ 9,20</text:p>
          </table:table-cell>
          <table:table-cell table:style-name="ce24" office:value-type="string" calcext:value-type="string">
            <text:p>AR 832/AML 848</text:p>
          </table:table-cell>
          <table:table-cell table:style-name="ce24" office:value-type="string" calcext:value-type="string">
            <text:p>Cópia simples;tag simples/Din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51]-[.C51])" office:value-type="currency" office:currency="BRL" office:value="39.8" calcext:value-type="currency">
            <text:p>R$ 39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30" calcext:value-type="currency">
            <text:p>R$ 30,00</text:p>
          </table:table-cell>
          <table:table-cell table:style-name="ce18" office:value-type="currency" office:currency="BRL" office:value="5" calcext:value-type="currency">
            <text:p>R$ 5,00</text:p>
          </table:table-cell>
          <table:table-cell table:style-name="ce24" office:value-type="string" calcext:value-type="string">
            <text:p>Chevrolet</text:p>
          </table:table-cell>
          <table:table-cell table:style-name="ce24" office:value-type="string" calcext:value-type="string">
            <text:p>Cópia de lâmina/Din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52]-[.C52])" office:value-type="currency" office:currency="BRL" office:value="25" calcext:value-type="currency">
            <text:p>R$ 25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50" calcext:value-type="currency">
            <text:p>R$ 150,00</text:p>
          </table:table-cell>
          <table:table-cell table:style-name="ce18" office:value-type="currency" office:currency="BRL" office:value="29.95" calcext:value-type="currency">
            <text:p>R$ 29,95</text:p>
          </table:table-cell>
          <table:table-cell table:style-name="ce24" office:value-type="string" calcext:value-type="string">
            <text:p>Soprano 1055</text:p>
          </table:table-cell>
          <table:table-cell table:style-name="ce24" office:value-type="string" calcext:value-type="string">
            <text:p>Abertura troca de miolo/DinDeb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53]-[.C53])" office:value-type="currency" office:currency="BRL" office:value="120.05" calcext:value-type="currency">
            <text:p>R$ 120,05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Sop 1115</text:p>
          </table:table-cell>
          <table:table-cell table:style-name="ce24" office:value-type="string" calcext:value-type="string">
            <text:p>Cópias YALE/Deb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54]-[.C54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575" calcext:value-type="currency">
            <text:p>R$ 1.575,00</text:p>
          </table:table-cell>
          <table:table-cell table:style-name="ce18" table:formula="of:=SUM(45*1.6)" office:value-type="currency" office:currency="BRL" office:value="72" calcext:value-type="currency">
            <text:p>R$ 72,00</text:p>
          </table:table-cell>
          <table:table-cell table:style-name="ce24" office:value-type="string" calcext:value-type="string">
            <text:p>Vouga / Pado</text:p>
          </table:table-cell>
          <table:table-cell table:style-name="ce24" office:value-type="string" calcext:value-type="string">
            <text:p>Miolos (Orçamento HOTEL)/link</text:p>
          </table:table-cell>
          <table:table-cell table:style-name="ce24" table:formula="of:=SUM(45*2)" office:value-type="float" office:value="90" calcext:value-type="float">
            <text:p>90</text:p>
          </table:table-cell>
          <table:table-cell table:style-name="ce18" table:formula="of:=SUM([.B55]-[.C55])" office:value-type="currency" office:currency="BRL" office:value="1503" calcext:value-type="currency">
            <text:p>R$ 1.503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6]-[.C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7]-[.C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8]-[.C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9]-[.C5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0]-[.C6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1]-[.C6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2]-[.C6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3]-[.C6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4]-[.C6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5]-[.C6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6]-[.C6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7]-[.C6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8]-[.C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9]-[.C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0]-[.C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1]-[.C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2]-[.C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3]-[.C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4]-[.C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5]-[.C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6]-[.C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5:.B76])" office:value-type="currency" office:currency="BRL" office:value="2045" calcext:value-type="currency">
            <text:p>R$ 2.045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5:.C76])" office:value-type="currency" office:currency="BRL" office:value="156.95" calcext:value-type="currency">
            <text:p>R$ 156,95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79]-[.C80])" office:value-type="currency" office:currency="BRL" office:value="1888.05" calcext:value-type="currency">
            <text:p>R$ 1.888,05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4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80" calcext:value-type="currency">
            <text:p>R$ 8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HELA</text:p>
          </table:table-cell>
          <table:table-cell table:style-name="ce24" office:value-type="string" calcext:value-type="string">
            <text:p>Abertura/Din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86]-[.C86])" office:value-type="currency" office:currency="BRL" office:value="80" calcext:value-type="currency">
            <text:p>R$ 80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IMAB 721/INTELBRAS</text:p>
          </table:table-cell>
          <table:table-cell table:style-name="ce24" office:value-type="string" calcext:value-type="string">
            <text:p>Cópia simples/Deb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87]-[.C87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0" calcext:value-type="currency">
            <text:p>R$ 120,00</text:p>
          </table:table-cell>
          <table:table-cell table:style-name="ce18" office:value-type="currency" office:currency="BRL" office:value="15" calcext:value-type="currency">
            <text:p>R$ 15,00</text:p>
          </table:table-cell>
          <table:table-cell table:style-name="ce24" office:value-type="string" calcext:value-type="string">
            <text:p>IPEX PIX</text:p>
          </table:table-cell>
          <table:table-cell table:style-name="ce24" office:value-type="string" calcext:value-type="string">
            <text:p>Configuração controle/deb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88]-[.C88])" office:value-type="currency" office:currency="BRL" office:value="105" calcext:value-type="currency">
            <text:p>R$ 105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AR 27</text:p>
          </table:table-cell>
          <table:table-cell table:style-name="ce24" office:value-type="string" calcext:value-type="string">
            <text:p>Cópia simples/Cred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89]-[.C89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Pd 682</text:p>
          </table:table-cell>
          <table:table-cell table:style-name="ce24" office:value-type="string" calcext:value-type="string">
            <text:p>Cópia simples/Din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90]-[.C90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80" calcext:value-type="currency">
            <text:p>R$ 8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Brasil</text:p>
          </table:table-cell>
          <table:table-cell table:style-name="ce24" office:value-type="string" calcext:value-type="string">
            <text:p>Apertar Parafuso do miolo / pix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91]-[.C91])" office:value-type="currency" office:currency="BRL" office:value="80" calcext:value-type="currency">
            <text:p>R$ 80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ST 1040</text:p>
          </table:table-cell>
          <table:table-cell table:style-name="ce24" office:value-type="string" calcext:value-type="string">
            <text:p>Cópia simples/Dim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92]-[.C92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32" calcext:value-type="currency">
            <text:p>R$ 32,00</text:p>
          </table:table-cell>
          <table:table-cell table:style-name="ce18" table:formula="of:=SUM(30/5+1.6)" office:value-type="currency" office:currency="BRL" office:value="7.6" calcext:value-type="currency">
            <text:p>R$ 7,60</text:p>
          </table:table-cell>
          <table:table-cell table:style-name="ce24" office:value-type="string" calcext:value-type="string">
            <text:p>23A / Piller</text:p>
          </table:table-cell>
          <table:table-cell table:style-name="ce24" office:value-type="string" calcext:value-type="string">
            <text:p>Cópia YALE;pilha/din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93]-[.C93])" office:value-type="currency" office:currency="BRL" office:value="24.4" calcext:value-type="currency">
            <text:p>R$ 24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Sr 999</text:p>
          </table:table-cell>
          <table:table-cell table:style-name="ce24" office:value-type="string" calcext:value-type="string">
            <text:p>Cópia simples/Dim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94]-[.C94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60" calcext:value-type="currency">
            <text:p>R$ 60,00</text:p>
          </table:table-cell>
          <table:table-cell table:style-name="ce18" office:value-type="currency" office:currency="BRL" office:value="30" calcext:value-type="currency">
            <text:p>R$ 30,00</text:p>
          </table:table-cell>
          <table:table-cell table:style-name="ce24" office:value-type="string" calcext:value-type="string">
            <text:p>TX TOP</text:p>
          </table:table-cell>
          <table:table-cell table:style-name="ce24" office:value-type="string" calcext:value-type="string">
            <text:p>Controle/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95]-[.C95])" office:value-type="currency" office:currency="BRL" office:value="30" calcext:value-type="currency">
            <text:p>R$ 30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4" calcext:value-type="currency">
            <text:p>R$ 14,00</text:p>
          </table:table-cell>
          <table:table-cell table:style-name="ce18" office:value-type="currency" office:currency="BRL" office:value="2.15" calcext:value-type="currency">
            <text:p>R$ 2,15</text:p>
          </table:table-cell>
          <table:table-cell table:style-name="ce24" office:value-type="string" calcext:value-type="string">
            <text:p>ST 1040</text:p>
          </table:table-cell>
          <table:table-cell table:style-name="ce24" office:value-type="string" calcext:value-type="string">
            <text:p>Cópia simples/Deb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96]-[.C96])" office:value-type="currency" office:currency="BRL" office:value="11.85" calcext:value-type="currency">
            <text:p>R$ 11,85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25" calcext:value-type="currency">
            <text:p>R$ 225,00</text:p>
          </table:table-cell>
          <table:table-cell table:style-name="ce18" table:formula="of:=SUM(16*1.6+25)" office:value-type="currency" office:currency="BRL" office:value="50.6" calcext:value-type="currency">
            <text:p>R$ 50,60</text:p>
          </table:table-cell>
          <table:table-cell table:style-name="ce24" office:value-type="string" calcext:value-type="string">
            <text:p>Pd 682;693/ HAF 1046</text:p>
          </table:table-cell>
          <table:table-cell table:style-name="ce24" office:value-type="string" calcext:value-type="string">
            <text:p>Cópia simples/Pix</text:p>
          </table:table-cell>
          <table:table-cell table:style-name="ce24" office:value-type="float" office:value="16" calcext:value-type="float">
            <text:p>16</text:p>
          </table:table-cell>
          <table:table-cell table:style-name="ce18" table:formula="of:=SUM([.B97]-[.C97])" office:value-type="currency" office:currency="BRL" office:value="174.4" calcext:value-type="currency">
            <text:p>R$ 174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8]-[.C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9]-[.C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0]-[.C10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1]-[.C10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2]-[.C10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4]-[.C10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5]-[.C10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6]-[.C10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7]-[.C10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8]-[.C10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9]-[.C1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0]-[.C1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1]-[.C1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2]-[.C1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3]-[.C1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4]-[.C1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5]-[.C1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6]-[.C1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7]-[.C1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86:.B117])" office:value-type="currency" office:currency="BRL" office:value="707" calcext:value-type="currency">
            <text:p>R$ 707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86:.C117])" office:value-type="currency" office:currency="BRL" office:value="118.15" calcext:value-type="currency">
            <text:p>R$ 118,15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20]-[.C121])" office:value-type="currency" office:currency="BRL" office:value="588.85" calcext:value-type="currency">
            <text:p>R$ 588,85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5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7]-[.C1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8]-[.C1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9]-[.C1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0]-[.C1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1]-[.C1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2]-[.C1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3]-[.C1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4]-[.C1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5]-[.C1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6]-[.C1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7]-[.C1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8]-[.C1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9]-[.C1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0]-[.C1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1]-[.C14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2]-[.C14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3]-[.C14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4]-[.C14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5]-[.C1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6]-[.C1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7]-[.C1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8]-[.C1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9]-[.C1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0]-[.C1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1]-[.C1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2]-[.C1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3]-[.C1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4]-[.C1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5]-[.C1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6]-[.C1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7]-[.C1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8]-[.C1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6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8]-[.C1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9]-[.C1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0]-[.C1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1]-[.C1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2]-[.C1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3]-[.C1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4]-[.C1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5]-[.C1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6]-[.C1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7]-[.C17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8]-[.C17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9]-[.C17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0]-[.C18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1]-[.C18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2]-[.C18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3]-[.C18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4]-[.C18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5]-[.C18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6]-[.C1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7]-[.C1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8]-[.C1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9]-[.C1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0]-[.C1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1]-[.C1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2]-[.C1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3]-[.C1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4]-[.C1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5]-[.C1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6]-[.C1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7]-[.C1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8]-[.C1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9]-[.C1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7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9]-[.C2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0]-[.C2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1]-[.C2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2]-[.C2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3]-[.C2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4]-[.C2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5]-[.C2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6]-[.C2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7]-[.C2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8]-[.C2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9]-[.C2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0]-[.C2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1]-[.C2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2]-[.C2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3]-[.C2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4]-[.C2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5]-[.C2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6]-[.C2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7]-[.C2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8]-[.C2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9]-[.C2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0]-[.C2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1]-[.C2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2]-[.C2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3]-[.C2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4]-[.C2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5]-[.C2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6]-[.C2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7]-[.C2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8]-[.C2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9]-[.C2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0]-[.C2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º Semana" table:style-name="ta2">
        <table:table-column table:style-name="co1" table:default-cell-style-name="ce5"/>
        <table:table-column table:style-name="co2" table:number-columns-repeated="2" table:default-cell-style-name="ce5"/>
        <table:table-column table:style-name="co11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637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9/01/2023 – Chaveiro Água Verde</text:p>
          </table:table-cell>
          <table:covered-table-cell table:number-columns-repeated="5" table:style-name="ce9"/>
          <table:covered-table-cell table:style-name="ce26"/>
          <table:table-cell/>
          <table:table-cell table:style-name="ce6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6"/>
          <table:table-cell table:number-columns-repeated="16372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/>
          <table:table-cell table:style-name="ce6" office:value-type="string" calcext:value-type="string">
            <text:p>VALOR BRUTO</text:p>
          </table:table-cell>
          <table:table-cell table:style-name="ce6" office:value-type="string" calcext:value-type="string">
            <text:p>VALOR DESPESAS</text:p>
          </table:table-cell>
          <table:table-cell table:style-name="ce6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]-[.C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27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27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27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]-[.C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]-[.C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]-[.C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]-[.C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]-[.C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]-[.C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]-[.C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]-[.C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]-[.C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]-[.C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]-[.C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]-[.C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]-[.C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]-[.C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]-[.C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]-[.C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]-[.C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]-[.C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]-[.C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]-[.C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5]-[.C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6]-[.C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7]-[.C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8]-[.C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9]-[.C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0]-[.C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1]-[.C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2]-[.C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3]-[.C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4]-[.C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5]-[.C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0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5]-[.C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6]-[.C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7]-[.C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8]-[.C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9]-[.C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0]-[.C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1]-[.C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2]-[.C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3]-[.C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4]-[.C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5]-[.C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6]-[.C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7]-[.C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8]-[.C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9]-[.C5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0]-[.C6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1]-[.C6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2]-[.C6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3]-[.C6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4]-[.C6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5]-[.C6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6]-[.C6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7]-[.C6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8]-[.C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9]-[.C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0]-[.C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1]-[.C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2]-[.C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3]-[.C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4]-[.C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5]-[.C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6]-[.C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1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6]-[.C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7]-[.C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8]-[.C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9]-[.C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0]-[.C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1]-[.C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2]-[.C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3]-[.C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4]-[.C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5]-[.C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6]-[.C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7]-[.C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8]-[.C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9]-[.C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0]-[.C10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1]-[.C10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2]-[.C10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3]-[.C10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4]-[.C10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5]-[.C10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6]-[.C10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7]-[.C10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8]-[.C10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9]-[.C1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0]-[.C1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1]-[.C1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2]-[.C1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3]-[.C1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4]-[.C1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5]-[.C1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6]-[.C1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7]-[.C1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2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7]-[.C1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8]-[.C1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9]-[.C1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0]-[.C1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1]-[.C1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2]-[.C1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3]-[.C1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4]-[.C1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5]-[.C1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6]-[.C1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7]-[.C1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8]-[.C1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9]-[.C1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0]-[.C1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1]-[.C14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2]-[.C14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3]-[.C14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4]-[.C14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5]-[.C1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6]-[.C1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7]-[.C1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8]-[.C1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9]-[.C1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0]-[.C1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1]-[.C1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2]-[.C1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3]-[.C1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4]-[.C1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5]-[.C1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6]-[.C1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7]-[.C1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8]-[.C1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3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8]-[.C1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9]-[.C1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0]-[.C1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1]-[.C1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2]-[.C1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3]-[.C1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4]-[.C1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5]-[.C1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6]-[.C1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7]-[.C17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8]-[.C17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9]-[.C17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0]-[.C18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1]-[.C18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2]-[.C18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3]-[.C18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4]-[.C18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5]-[.C18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6]-[.C1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7]-[.C1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8]-[.C1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9]-[.C1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0]-[.C1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1]-[.C1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2]-[.C1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3]-[.C1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4]-[.C1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5]-[.C1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6]-[.C1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7]-[.C1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8]-[.C1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9]-[.C1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4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9]-[.C2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0]-[.C2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1]-[.C2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2]-[.C2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3]-[.C2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4]-[.C2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5]-[.C2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6]-[.C2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7]-[.C2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8]-[.C2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9]-[.C2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0]-[.C2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1]-[.C2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2]-[.C2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3]-[.C2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4]-[.C2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5]-[.C2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6]-[.C2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7]-[.C2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8]-[.C2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9]-[.C2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0]-[.C2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1]-[.C2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2]-[.C2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3]-[.C2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4]-[.C2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5]-[.C2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6]-[.C2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7]-[.C2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8]-[.C2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9]-[.C2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0]-[.C2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3º Semana" table:style-name="ta3">
        <table:table-column table:style-name="co1" table:default-cell-style-name="ce5"/>
        <table:table-column table:style-name="co2" table:number-columns-repeated="2" table:default-cell-style-name="ce5"/>
        <table:table-column table:style-name="co11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637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6/01/2023 – Chaveiro Água Verde</text:p>
          </table:table-cell>
          <table:covered-table-cell table:number-columns-repeated="5" table:style-name="ce9"/>
          <table:covered-table-cell table:style-name="ce26"/>
          <table:table-cell/>
          <table:table-cell table:style-name="ce6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6"/>
          <table:table-cell table:number-columns-repeated="16372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/>
          <table:table-cell table:style-name="ce6" office:value-type="string" calcext:value-type="string">
            <text:p>VALOR BRUTO</text:p>
          </table:table-cell>
          <table:table-cell table:style-name="ce6" office:value-type="string" calcext:value-type="string">
            <text:p>VALOR DESPESAS</text:p>
          </table:table-cell>
          <table:table-cell table:style-name="ce6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]-[.C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27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27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27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]-[.C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]-[.C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]-[.C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]-[.C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]-[.C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]-[.C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]-[.C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]-[.C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]-[.C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]-[.C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]-[.C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]-[.C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]-[.C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]-[.C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]-[.C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]-[.C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]-[.C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]-[.C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]-[.C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]-[.C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5]-[.C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6]-[.C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7]-[.C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8]-[.C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9]-[.C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0]-[.C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1]-[.C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2]-[.C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3]-[.C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4]-[.C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5]-[.C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7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5]-[.C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6]-[.C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7]-[.C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8]-[.C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9]-[.C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0]-[.C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1]-[.C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2]-[.C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3]-[.C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4]-[.C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5]-[.C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6]-[.C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7]-[.C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8]-[.C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9]-[.C5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0]-[.C6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1]-[.C6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2]-[.C6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3]-[.C6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4]-[.C6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5]-[.C6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6]-[.C6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7]-[.C6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8]-[.C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9]-[.C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0]-[.C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1]-[.C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2]-[.C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3]-[.C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4]-[.C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5]-[.C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6]-[.C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8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6]-[.C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7]-[.C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8]-[.C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9]-[.C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0]-[.C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1]-[.C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2]-[.C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3]-[.C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4]-[.C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5]-[.C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6]-[.C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7]-[.C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8]-[.C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9]-[.C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0]-[.C10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1]-[.C10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2]-[.C10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3]-[.C10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4]-[.C10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5]-[.C10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6]-[.C10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7]-[.C10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8]-[.C10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9]-[.C1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0]-[.C1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1]-[.C1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2]-[.C1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3]-[.C1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4]-[.C1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5]-[.C1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6]-[.C1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7]-[.C1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9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7]-[.C1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8]-[.C1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9]-[.C1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0]-[.C1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1]-[.C1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2]-[.C1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3]-[.C1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4]-[.C1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5]-[.C1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6]-[.C1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7]-[.C1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8]-[.C1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9]-[.C1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0]-[.C1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1]-[.C14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2]-[.C14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3]-[.C14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4]-[.C14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5]-[.C1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6]-[.C1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7]-[.C1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8]-[.C1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9]-[.C1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0]-[.C1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1]-[.C1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2]-[.C1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3]-[.C1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4]-[.C1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5]-[.C1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6]-[.C1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7]-[.C1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8]-[.C1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0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8]-[.C1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9]-[.C1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0]-[.C1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1]-[.C1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2]-[.C1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3]-[.C1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4]-[.C1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5]-[.C1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6]-[.C1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7]-[.C17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8]-[.C17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9]-[.C17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0]-[.C18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1]-[.C18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2]-[.C18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3]-[.C18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4]-[.C18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5]-[.C18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6]-[.C1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7]-[.C1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8]-[.C1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9]-[.C1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0]-[.C1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1]-[.C1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2]-[.C1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3]-[.C1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4]-[.C1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5]-[.C1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6]-[.C1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7]-[.C1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8]-[.C1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9]-[.C1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1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9]-[.C2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0]-[.C2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1]-[.C2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2]-[.C2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3]-[.C2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4]-[.C2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5]-[.C2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6]-[.C2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7]-[.C2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8]-[.C2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9]-[.C2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0]-[.C2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1]-[.C2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2]-[.C2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3]-[.C2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4]-[.C2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5]-[.C2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6]-[.C2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7]-[.C2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8]-[.C2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9]-[.C2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0]-[.C2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1]-[.C2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2]-[.C2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3]-[.C2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4]-[.C2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5]-[.C2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6]-[.C2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7]-[.C2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8]-[.C2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9]-[.C2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0]-[.C2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4º Semana" table:style-name="ta4">
        <table:table-column table:style-name="co1" table:default-cell-style-name="ce5"/>
        <table:table-column table:style-name="co2" table:number-columns-repeated="2" table:default-cell-style-name="ce5"/>
        <table:table-column table:style-name="co11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637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3/01/2023 – Chaveiro Água Verde</text:p>
          </table:table-cell>
          <table:covered-table-cell table:number-columns-repeated="5" table:style-name="ce9"/>
          <table:covered-table-cell table:style-name="ce26"/>
          <table:table-cell/>
          <table:table-cell table:style-name="ce6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6"/>
          <table:table-cell table:number-columns-repeated="16372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/>
          <table:table-cell table:style-name="ce6" office:value-type="string" calcext:value-type="string">
            <text:p>VALOR BRUTO</text:p>
          </table:table-cell>
          <table:table-cell table:style-name="ce6" office:value-type="string" calcext:value-type="string">
            <text:p>VALOR DESPESAS</text:p>
          </table:table-cell>
          <table:table-cell table:style-name="ce6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]-[.C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27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27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27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]-[.C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]-[.C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]-[.C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]-[.C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]-[.C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]-[.C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]-[.C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]-[.C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]-[.C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]-[.C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]-[.C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]-[.C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]-[.C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]-[.C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]-[.C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]-[.C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]-[.C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]-[.C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]-[.C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]-[.C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5]-[.C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6]-[.C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7]-[.C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8]-[.C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9]-[.C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0]-[.C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1]-[.C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2]-[.C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3]-[.C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4]-[.C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5]-[.C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4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5]-[.C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6]-[.C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7]-[.C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8]-[.C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9]-[.C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0]-[.C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1]-[.C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2]-[.C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3]-[.C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4]-[.C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5]-[.C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6]-[.C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7]-[.C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8]-[.C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9]-[.C5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0]-[.C6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1]-[.C6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2]-[.C6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3]-[.C6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4]-[.C6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5]-[.C6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6]-[.C6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7]-[.C6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8]-[.C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9]-[.C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0]-[.C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1]-[.C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2]-[.C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3]-[.C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4]-[.C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5]-[.C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6]-[.C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5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6]-[.C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7]-[.C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8]-[.C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9]-[.C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0]-[.C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1]-[.C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2]-[.C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3]-[.C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4]-[.C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5]-[.C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6]-[.C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7]-[.C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8]-[.C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9]-[.C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0]-[.C10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1]-[.C10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2]-[.C10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3]-[.C10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4]-[.C10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5]-[.C10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6]-[.C10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7]-[.C10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8]-[.C10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9]-[.C1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0]-[.C1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1]-[.C1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2]-[.C1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3]-[.C1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4]-[.C1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5]-[.C1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6]-[.C1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7]-[.C1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6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7]-[.C1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8]-[.C1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9]-[.C1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0]-[.C1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1]-[.C1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2]-[.C1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3]-[.C1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4]-[.C1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5]-[.C1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6]-[.C1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7]-[.C1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8]-[.C1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9]-[.C1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0]-[.C1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1]-[.C14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2]-[.C14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3]-[.C14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4]-[.C14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5]-[.C1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6]-[.C1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7]-[.C1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8]-[.C1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9]-[.C1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0]-[.C1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1]-[.C1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2]-[.C1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3]-[.C1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4]-[.C1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5]-[.C1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6]-[.C1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7]-[.C1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8]-[.C1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7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8]-[.C1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9]-[.C1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0]-[.C1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1]-[.C1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2]-[.C1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3]-[.C1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4]-[.C1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5]-[.C1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6]-[.C1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7]-[.C17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8]-[.C17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9]-[.C17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0]-[.C18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1]-[.C18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2]-[.C18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3]-[.C18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4]-[.C18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5]-[.C18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6]-[.C1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7]-[.C1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8]-[.C1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9]-[.C1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0]-[.C1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1]-[.C1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2]-[.C1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3]-[.C1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4]-[.C1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5]-[.C1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6]-[.C1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7]-[.C1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8]-[.C1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9]-[.C1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8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9]-[.C2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0]-[.C2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1]-[.C2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2]-[.C2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3]-[.C2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4]-[.C2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5]-[.C2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6]-[.C2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7]-[.C2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8]-[.C2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9]-[.C2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0]-[.C2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1]-[.C2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2]-[.C2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3]-[.C2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4]-[.C2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5]-[.C2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6]-[.C2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7]-[.C2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8]-[.C2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9]-[.C2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0]-[.C2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1]-[.C2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2]-[.C2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3]-[.C2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4]-[.C2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5]-[.C2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6]-[.C2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7]-[.C2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8]-[.C2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9]-[.C2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0]-[.C2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º Semana" table:style-name="ta5">
        <table:table-column table:style-name="co1" table:default-cell-style-name="ce5"/>
        <table:table-column table:style-name="co2" table:number-columns-repeated="2" table:default-cell-style-name="ce5"/>
        <table:table-column table:style-name="co11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637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30/01/2023 – Chaveiro Água Verde</text:p>
          </table:table-cell>
          <table:covered-table-cell table:number-columns-repeated="5" table:style-name="ce9"/>
          <table:covered-table-cell table:style-name="ce26"/>
          <table:table-cell/>
          <table:table-cell table:style-name="ce6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6"/>
          <table:table-cell table:number-columns-repeated="16372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/>
          <table:table-cell table:style-name="ce6" office:value-type="string" calcext:value-type="string">
            <text:p>VALOR BRUTO</text:p>
          </table:table-cell>
          <table:table-cell table:style-name="ce6" office:value-type="string" calcext:value-type="string">
            <text:p>VALOR DESPESAS</text:p>
          </table:table-cell>
          <table:table-cell table:style-name="ce6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]-[.C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27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27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27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]-[.C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]-[.C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]-[.C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]-[.C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]-[.C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]-[.C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]-[.C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]-[.C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]-[.C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]-[.C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]-[.C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]-[.C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]-[.C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]-[.C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]-[.C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]-[.C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]-[.C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]-[.C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]-[.C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]-[.C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5]-[.C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6]-[.C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7]-[.C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8]-[.C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9]-[.C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0]-[.C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1]-[.C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2]-[.C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3]-[.C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4]-[.C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5]-[.C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31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5]-[.C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6]-[.C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7]-[.C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8]-[.C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9]-[.C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0]-[.C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1]-[.C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2]-[.C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3]-[.C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4]-[.C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5]-[.C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6]-[.C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7]-[.C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8]-[.C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9]-[.C5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0]-[.C6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1]-[.C6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2]-[.C6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3]-[.C6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4]-[.C6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5]-[.C6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6]-[.C6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7]-[.C6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8]-[.C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9]-[.C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0]-[.C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1]-[.C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2]-[.C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3]-[.C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4]-[.C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5]-[.C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6]-[.C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5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6]-[.C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7]-[.C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8]-[.C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9]-[.C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0]-[.C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1]-[.C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2]-[.C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3]-[.C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4]-[.C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5]-[.C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6]-[.C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7]-[.C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8]-[.C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9]-[.C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0]-[.C10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1]-[.C10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2]-[.C10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3]-[.C10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4]-[.C10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5]-[.C10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6]-[.C10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7]-[.C10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8]-[.C10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9]-[.C1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0]-[.C1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1]-[.C1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2]-[.C1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3]-[.C1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4]-[.C1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5]-[.C1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6]-[.C1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7]-[.C1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6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7]-[.C1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8]-[.C1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9]-[.C1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0]-[.C1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1]-[.C1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2]-[.C1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3]-[.C1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4]-[.C1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5]-[.C1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6]-[.C1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7]-[.C1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8]-[.C1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9]-[.C1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0]-[.C1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1]-[.C14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2]-[.C14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3]-[.C14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4]-[.C14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5]-[.C1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6]-[.C1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7]-[.C1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8]-[.C1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9]-[.C1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0]-[.C1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1]-[.C1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2]-[.C1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3]-[.C1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4]-[.C1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5]-[.C1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6]-[.C1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7]-[.C1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8]-[.C1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7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8]-[.C1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9]-[.C1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0]-[.C1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1]-[.C1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2]-[.C1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3]-[.C1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4]-[.C1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5]-[.C1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6]-[.C1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7]-[.C17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8]-[.C17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9]-[.C17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0]-[.C18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1]-[.C18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2]-[.C18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3]-[.C18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4]-[.C18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5]-[.C18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6]-[.C1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7]-[.C1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8]-[.C1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9]-[.C1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0]-[.C1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1]-[.C1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2]-[.C1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3]-[.C1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4]-[.C1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5]-[.C1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6]-[.C1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7]-[.C1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8]-[.C1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9]-[.C1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8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9]-[.C2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0]-[.C2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1]-[.C2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2]-[.C2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3]-[.C2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4]-[.C2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5]-[.C2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6]-[.C2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7]-[.C2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8]-[.C2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9]-[.C2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0]-[.C2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1]-[.C2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2]-[.C2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3]-[.C2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4]-[.C2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5]-[.C2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6]-[.C2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7]-[.C2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8]-[.C2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9]-[.C2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0]-[.C2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1]-[.C2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2]-[.C2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3]-[.C2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4]-[.C2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5]-[.C2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6]-[.C2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7]-[.C2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8]-[.C2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9]-[.C2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0]-[.C2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BELA FINAL" table:style-name="ta6">
        <table:table-column table:style-name="co12" table:default-cell-style-name="Default"/>
        <table:table-column table:style-name="co2" table:default-cell-style-name="ce15"/>
        <table:table-column table:style-name="co13" table:default-cell-style-name="ce15"/>
        <table:table-column table:style-name="co2" table:number-columns-repeated="4" table:default-cell-style-name="ce15"/>
        <table:table-column table:style-name="co14" table:default-cell-style-name="ce15"/>
        <table:table-column table:style-name="co2" table:number-columns-repeated="2" table:default-cell-style-name="ce1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MERCADO</text:p>
          </table:table-cell>
          <table:table-cell table:style-name="ce14" office:value-type="string" calcext:value-type="string">
            <text:p>FORNECEDOR</text:p>
          </table:table-cell>
          <table:table-cell table:style-name="ce14" office:value-type="string" calcext:value-type="string">
            <text:p>FARMÁCIA</text:p>
          </table:table-cell>
          <table:table-cell table:style-name="ce14" office:value-type="string" calcext:value-type="string">
            <text:p>PARCELAS</text:p>
          </table:table-cell>
          <table:table-cell table:style-name="ce14" office:value-type="string" calcext:value-type="string">
            <text:p>ALUGUEL</text:p>
          </table:table-cell>
          <table:table-cell table:style-name="ce14" office:value-type="string" calcext:value-type="string">
            <text:p>MECÂNICA</text:p>
          </table:table-cell>
          <table:table-cell table:style-name="ce14" office:value-type="string" calcext:value-type="string">
            <text:p>COMBUSTÍVEL</text:p>
          </table:table-cell>
          <table:table-cell table:style-name="ce14" office:value-type="string" calcext:value-type="string">
            <text:p>LANCHES</text:p>
          </table:table-cell>
          <table:table-cell table:style-name="ce14" office:value-type="string" calcext:value-type="string">
            <text:p>OUTROS</text:p>
          </table:table-cell>
          <table:table-cell/>
          <table:table-cell table:style-name="ce16" office:value-type="string" calcext:value-type="string">
            <text:p>VALOR BRUTO</text:p>
          </table:table-cell>
          <table:table-cell table:style-name="ce16" office:value-type="string" calcext:value-type="string">
            <text:p>VALOR LÍQUIDO</text:p>
          </table:table-cell>
          <table:table-cell table:style-name="ce16" office:value-type="string" calcext:value-type="string">
            <text:p>DESPESAS</text:p>
          </table:table-cell>
          <table:table-cell/>
          <table:table-cell table:style-name="ce14" office:value-type="string" calcext:value-type="string">
            <text:p>FINAL</text:p>
          </table:table-cell>
        </table:table-row>
        <table:table-row table:style-name="ro1">
          <table:table-cell/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14" calcext:value-type="currency">
            <text:p>R$ 214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6.5" calcext:value-type="currency">
            <text:p>R$ 86,50</text:p>
          </table:table-cell>
          <table:table-cell office:value-type="currency" office:currency="BRL" office:value="0" calcext:value-type="currency">
            <text:p>R$ 0,00</text:p>
          </table:table-cell>
          <table:table-cell table:number-columns-repeated="2" office:value-type="currency" office:currency="BRL" office:value="50" calcext:value-type="currency">
            <text:p>R$ 50,00</text:p>
          </table:table-cell>
          <table:table-cell office:value-type="currency" office:currency="BRL" office:value="77" calcext:value-type="currency">
            <text:p>R$ 77,00</text:p>
          </table:table-cell>
          <table:table-cell office:value-type="currency" office:currency="BRL" office:value="28" calcext:value-type="currency">
            <text:p>R$ 28,00</text:p>
          </table:table-cell>
          <table:table-cell/>
          <table:table-cell table:style-name="ce15" table:formula="of:=SUM([$'1º Semana'.J4])" office:value-type="currency" office:currency="BRL" office:value="3260" calcext:value-type="currency">
            <text:p>R$ 3.260,00</text:p>
          </table:table-cell>
          <table:table-cell table:style-name="ce15" table:formula="of:=SUM([$'1º Semana'.L4])" office:value-type="currency" office:currency="BRL" office:value="2973.5" calcext:value-type="currency">
            <text:p>R$ 2.973,50</text:p>
          </table:table-cell>
          <table:table-cell table:style-name="ce15" table:formula="of:=SUM([.B3:.J25])" office:value-type="currency" office:currency="BRL" office:value="619.6" calcext:value-type="currency">
            <text:p>R$ 619,60</text:p>
          </table:table-cell>
          <table:table-cell/>
          <table:table-cell table:style-name="ce15" table:formula="of:=SUM([.M3]-[.N3])" office:value-type="currency" office:currency="BRL" office:value="2353.9" calcext:value-type="currency">
            <text:p>R$ 2.353,90</text:p>
          </table:table-cell>
        </table:table-row>
        <table:table-row table:style-name="ro1">
          <table:table-cell/>
          <table:table-cell table:number-columns-repeated="3" office:value-type="currency" office:currency="BRL" office:value="0" calcext:value-type="currency">
            <text:p>R$ 0,00</text:p>
          </table:table-cell>
          <table:table-cell office:value-type="currency" office:currency="BRL" office:value="65.6" calcext:value-type="currency">
            <text:p>R$ 65,60</text:p>
          </table:table-cell>
          <table:table-cell table:number-columns-repeated="3" office:value-type="currency" office:currency="BRL" office:value="0" calcext:value-type="currency">
            <text:p>R$ 0,00</text:p>
          </table:table-cell>
          <table:table-cell office:value-type="currency" office:currency="BRL" office:value="26.5" calcext:value-type="currency">
            <text:p>R$ 26,50</text:p>
          </table:table-cell>
          <table:table-cell office:value-type="currency" office:currency="BRL" office:value="22" calcext:value-type="currency">
            <text:p>R$ 22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oppins" svg:font-family="Poppins" style:font-adornments="Bold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background-color="#069a2e" style:diagonal-bl-tr="none" style:diagonal-tl-br="non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69a2e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r_20_2" style:display-name="Cor 2" style:family="table-cell" style:parent-style-name="Accent">
      <style:table-cell-properties fo:background-color="#0000cd"/>
    </style:style>
    <style:style style:name="Cor_20_3" style:display-name="Cor 3" style:family="table-cell" style:parent-style-name="Accent">
      <style:table-cell-properties fo:background-color="#8b0000"/>
    </style:style>
    <style:style style:name="Cor_20_4" style:display-name="Cor 4" style:family="table-cell" style:parent-style-name="Accent">
      <style:table-cell-properties fo:background-color="#1e90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2T12:13:13.366000000</meta:creation-date>
    <dc:date>2023-01-04T17:59:07.291000000</dc:date>
    <meta:editing-duration>PT17H49M35S</meta:editing-duration>
    <meta:editing-cycles>36</meta:editing-cycles>
    <meta:generator>LibreOffice/7.4.3.2$Windows_X86_64 LibreOffice_project/1048a8393ae2eeec98dff31b5c133c5f1d08b890</meta:generator>
    <meta:document-statistic meta:table-count="6" meta:cell-count="7429" meta:object-count="0"/>
  </office:meta>
</office:document-meta>
</file>